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46a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IF NOT EXISTS login <text:s/></text:p>
      <text:p text:style-name="Standard"><text:s text:c="15"/>(id INTEGER unsigned AUTO_INCREMENT, <text:s/></text:p>
      <text:p text:style-name="Standard"><text:s text:c="16"/>password VARCHAR(70) NOT NULL, <text:s/></text:p>
      <text:p text:style-name="Standard"><text:s text:c="16"/>username VARCHAR(20) NOT NULL </text:p>
      <text:p text:style-name="Standard"><text:s text:c="15"/>isadmin BOOL NOT NULL </text:p>
      <text:p text:style-name="Standard"><text:s text:c="3"/>PRIMARY KEY (id)) ;</text:p>
      <text:p text:style-name="Standard"/>
      <text:p text:style-name="Standard"><text:s text:c="3"/><text:span text:style-name="T1"><text:s/></text:span>CREATE TABLE IF NOT EXISTS website <text:s/></text:p>
      <text:p text:style-name="Standard"><text:s text:c="15"/>(id INTEGER unsigned AUTO_INCREMENT, <text:s/></text:p>
      <text:p text:style-name="Standard"><text:s text:c="16"/>url VARCHAR(50) NOT NULL, <text:s/></text:p>
      <text:p text:style-name="Standard"><text:s text:c="16"/>hits INTEGER NOT NULL </text:p>
      <text:p text:style-name="Standard"><text:s text:c="15"/>PRIMARY KEY (id)) ;</text:p>
      <text:p text:style-name="Standard"><text:s text:c="2"/><text:span text:style-name="T1"><text:s/></text:span>CREATE TABLE IF NOT EXISTS keyword </text:p>
      <text:p text:style-name="Standard"><text:s text:c="15"/>(id INTEGER unsigned AUTO_INCREMENT, </text:p>
      <text:p text:style-name="Standard"><text:s text:c="15"/>keyword VARCHAR(15) NOT NULL, </text:p>
      <text:p text:style-name="Standard"><text:s text:c="15"/>PRIMARY KEY (id) ;</text:p>
      <text:p text:style-name="Standard"><text:s text:c="2"/><text:span text:style-name="T1"><text:s/></text:span>create table keyword_website ( </text:p>
      <text:p text:style-name="Standard"><text:s text:c="15"/>webid int unsigned not null, </text:p>
      <text:p text:style-name="Standard"><text:s text:c="15"/>keyid int unsigned not null, <text:s/></text:p>
      <text:p text:style-name="Standard"><text:s text:c="15"/>CONSTRAINT keyword_website_keyword foreign key (webid) references website(id), </text:p>
      <text:p text:style-name="Standard"><text:s text:c="15"/>CONSTRAINT keyword_website_website foreign key (keyid) references keyword(id), <text:s/></text:p>
      <text:p text:style-name="Standard"><text:s text:c="15"/>CONSTRAINT keyword_website_unique UNIQUE (webid, keyid)) 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4-29T12:20:29.551000000</dc:date>
    <meta:editing-duration>PT2M16S</meta:editing-duration>
    <meta:editing-cycles>3</meta:editing-cycles>
    <meta:document-statistic meta:table-count="0" meta:image-count="0" meta:object-count="0" meta:page-count="1" meta:paragraph-count="21" meta:word-count="100" meta:character-count="1001" meta:non-whitespace-character-count="640"/>
  </office:meta>
</office:document-meta>
</file>